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9e137" officeooo:paragraph-rsid="0009e137"/>
    </style:style>
    <style:style style:name="P2" style:family="paragraph" style:parent-style-name="_5f_text">
      <style:text-properties fo:language="en" fo:country="US" officeooo:rsid="00078239" officeooo:paragraph-rsid="0007823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8239"/>
    </style:style>
    <style:style style:name="T3" style:family="text">
      <style:text-properties fo:language="ru" fo:country="RU" officeooo:rsid="0008b064"/>
    </style:style>
    <style:style style:name="T4" style:family="text">
      <style:text-properties officeooo:rsid="00078239"/>
    </style:style>
    <style:style style:name="T5" style:family="text">
      <style:text-properties style:font-name="Calibri Light" fo:font-size="11pt" fo:language="ru" fo:country="RU" fo:font-weight="250" officeooo:rsid="00078239"/>
    </style:style>
    <style:style style:name="T6" style:family="text">
      <style:text-properties officeooo:rsid="0008b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XPATH</text:p>
      <text:p text:style-name="_5f_text">Сильная штука</text:p>
      <text:p text:style-name="_5f_text">Пример</text:p>
      <text:p text:style-name="_5f_code"># Ожидать не более 10 секунд, пока элемент не станет кликабельным. После этого кликнуть на него</text:p>
      <text:p text:style-name="_5f_code"><text:s text:c="4"/>WebDriverWait(driver,10).until(EC.element_to_be_clickable((By.XPATH,"//div[@role='menu']"))).click()</text:p>
      <text:p text:style-name="_5f_code"><text:s text:c="4"/>WebDriverWait(driver,10).until(EC.element_to_be_clickable((By.XPATH,"//li[@data-index='2']"))).click()</text:p>
      <text:p text:style-name="_5f_text">// Выбирает узлы в документе <text:span text:style-name="T5">от</text:span> текущего узла, которые соответствуют выбранному, независимо от того, где они находятся</text:p>
      <text:p text:style-name="P2">div <text:span text:style-name="T1">искать тэг </text:span></text:p>
      <text:p text:style-name="P2"><text:span text:style-name="T1">[@role='menu'] — </text:span><text:span text:style-name="T3">тэг </text:span><text:span text:style-name="T1">с атрибутом</text:span></text:p>
      <text:p text:style-name="P2"><text:span text:style-name="T1">Вы также можете это сделать, //div[@id='..' or @class='...]и вы можете заключить в скобки выражения внутри //div[@id='..' and (@class='a' or @class='b')]</text:span></text:p>
      <text:p text:style-name="P1">короче ОГОНЬ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21:13:54.751000000</dc:date>
    <meta:editing-duration>PT14M59S</meta:editing-duration>
    <meta:editing-cycles>8</meta:editing-cycles>
    <meta:document-statistic meta:table-count="0" meta:image-count="0" meta:object-count="0" meta:page-count="1" meta:paragraph-count="11" meta:word-count="68" meta:character-count="660" meta:non-whitespace-character-count="593"/>
  </office:meta>
</office:document-meta>
</file>